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6in" fo:margin-top="0in" fo:margin-bottom="0.25in" table:align="margins"/>
    </style:style>
    <style:style style:name="Table2.A" style:family="table-column">
      <style:table-column-properties style:column-width="6in" style:rel-column-width="65535*"/>
    </style:style>
    <style:style style:name="Table2.A8" style:family="table-cell">
      <style:table-cell-properties fo:background-color="transparent">
        <style:background-image/>
      </style:table-cell-properties>
    </style:style>
    <style:style style:name="Figure5-table" style:family="table">
      <style:table-properties style:width="6in" style:rel-width="100%" fo:margin-top="0in" fo:margin-bottom="0.1in" fo:break-before="column" table:align="left" style:shadow="none"/>
    </style:style>
    <style:style style:name="Figure5-table.A" style:family="table-column">
      <style:table-column-properties style:column-width="0.7299in" style:rel-column-width="1051*"/>
    </style:style>
    <style:style style:name="Figure5-table.B" style:family="table-column">
      <style:table-column-properties style:column-width="2.3653in" style:rel-column-width="3406*"/>
    </style:style>
    <style:style style:name="Figure5-table.C" style:family="table-column">
      <style:table-column-properties style:column-width="2.9049in" style:rel-column-width="4183*"/>
    </style:style>
    <style:style style:name="Figure5-table.A1" style:family="table-cell">
      <style:table-cell-properties fo:padding="0.0382in" fo:border-left="0.0069in solid #808080" fo:border-right="none" fo:border-top="0.0069in solid #808080" fo:border-bottom="0.0069in solid #808080"/>
    </style:style>
    <style:style style:name="Figure5-table.C1" style:family="table-cell">
      <style:table-cell-properties fo:padding="0.0382in" fo:border="0.0069in solid #808080"/>
    </style:style>
    <style:style style:name="Figure5-table.A2" style:family="table-cell">
      <style:table-cell-properties fo:padding="0.0382in" fo:border-left="0.0069in solid #808080" fo:border-right="none" fo:border-top="none" fo:border-bottom="0.0069in solid #808080"/>
    </style:style>
    <style:style style:name="Figure5-table.C2" style:family="table-cell">
      <style:table-cell-properties fo:padding="0.0382in" fo:border-left="0.0069in solid #808080" fo:border-right="0.0069in solid #808080" fo:border-top="none" fo:border-bottom="0.0069in solid #808080"/>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line-height="20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line-height="200%"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10"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1"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2"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3"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4" style:family="paragraph" style:parent-style-name="Standard">
      <style:paragraph-properties fo:margin-top="1in" fo:margin-bottom="0in" fo:text-align="center" style:justify-single-word="false"/>
    </style:style>
    <style:style style:name="P15" style:family="paragraph" style:parent-style-name="Standard">
      <style:paragraph-properties fo:margin-left="0.5in" fo:margin-right="0in" fo:text-indent="-0.5in" style:auto-text-indent="false"/>
    </style:style>
    <style:style style:name="P16" style:family="paragraph" style:parent-style-name="Standard">
      <style:paragraph-properties fo:margin-left="0.5in" fo:margin-right="0in" fo:line-height="200%" fo:text-indent="-0.5in" style:auto-text-indent="false">
        <style:tab-stops/>
      </style:paragraph-properties>
    </style:style>
    <style:style style:name="P17"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8" style:family="paragraph" style:parent-style-name="Standard">
      <style:paragraph-properties fo:margin-left="0.5in" fo:margin-right="0in" fo:text-indent="-0.5in" style:auto-text-indent="false"/>
      <style:text-properties fo:font-weight="bold" style:font-weight-asian="bold" style:font-weight-complex="bold"/>
    </style:style>
    <style:style style:name="P19" style:family="paragraph" style:parent-style-name="Reference">
      <style:paragraph-properties fo:margin-left="0.5in" fo:margin-right="0in" fo:line-height="200%" fo:text-indent="-0.5in" style:auto-text-indent="false">
        <style:tab-stops/>
      </style:paragraph-properties>
    </style:style>
    <style:style style:name="P20" style:family="paragraph" style:parent-style-name="Reference">
      <style:text-properties fo:font-style="normal" style:font-style-asian="normal"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3" style:family="paragraph" style:parent-style-name="Block_20_quote">
      <style:text-properties fo:font-style="normal" style:font-style-asian="normal" style:font-style-complex="normal"/>
    </style:style>
    <style:style style:name="P24" style:family="paragraph" style:parent-style-name="Table_20_Contents">
      <style:text-properties fo:font-weight="bold" style:font-weight-asian="bold" style:font-weight-complex="bold"/>
    </style:style>
    <style:style style:name="P25" style:family="paragraph" style:parent-style-name="Text_20_body">
      <style:paragraph-properties fo:margin-top="0in" fo:margin-bottom="0.25in" fo:text-align="center" style:justify-single-word="false"/>
    </style:style>
    <style:style style:name="P26" style:family="paragraph" style:parent-style-name="Standard" style:master-page-name="First_20_Page">
      <style:paragraph-properties fo:margin-top="2.5in" fo:margin-bottom="0in" fo:text-align="center" style:justify-single-word="false" style:page-number="auto"/>
    </style:style>
    <style:style style:name="P27"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style="normal" style:font-style-asian="normal" style:font-style-complex="normal"/>
    </style:style>
    <style:style style:name="P43" style:family="paragraph" style:parent-style-name="Text_20_body" style:list-style-name="L3">
      <style:text-properties fo:font-style="normal" style:font-style-asian="normal" style:font-style-complex="normal"/>
    </style:style>
    <style:style style:name="P44" style:family="paragraph" style:parent-style-name="Text_20_body" style:list-style-name="L4">
      <style:text-properties fo:font-style="normal" style:font-style-asian="normal" style:font-style-complex="normal"/>
    </style:style>
    <style:style style:name="P45"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46" style:family="paragraph" style:parent-style-name="Heading_20_1" style:master-page-name="Introduction">
      <style:paragraph-properties style:page-number="1"/>
    </style:style>
    <style:style style:name="P47" style:family="paragraph" style:parent-style-name="Heading_20_1" style:master-page-name="Literature_20_review">
      <style:paragraph-properties style:page-number="auto"/>
    </style:style>
    <style:style style:name="P48" style:family="paragraph" style:parent-style-name="Heading_20_1" style:master-page-name="Research">
      <style:paragraph-properties style:page-number="auto"/>
    </style:style>
    <style:style style:name="P49" style:family="paragraph" style:parent-style-name="Heading_20_1" style:master-page-name="References">
      <style:paragraph-properties fo:margin-left="0in" fo:margin-right="0in" fo:text-indent="0in" style:auto-text-indent="false" style:page-number="auto"/>
    </style:style>
    <style:style style:name="P50" style:family="paragraph" style:parent-style-name="Heading_20_1" style:master-page-name="Appendix">
      <style:paragraph-properties style:page-number="auto"/>
    </style:style>
    <style:style style:name="P51" style:family="paragraph" style:parent-style-name="Heading_20_1" style:master-page-name="Appendix">
      <style:paragraph-properties fo:line-height="200%" style:page-number="auto"/>
      <style:text-properties fo:font-style="normal" style:font-style-asian="normal" style:font-style-complex="normal"/>
    </style:style>
    <style:style style:name="P52" style:family="paragraph" style:parent-style-name="Heading_20_3">
      <style:text-properties fo:font-style="normal" style:font-style-asian="normal" style:font-style-complex="normal"/>
    </style:style>
    <style:style style:name="P53" style:family="paragraph" style:parent-style-name="Heading_20_2">
      <style:text-properties fo:font-style="normal" style:font-style-asian="normal" style:font-style-complex="normal"/>
    </style:style>
    <style:style style:name="P54" style:family="paragraph" style:parent-style-name="Contents_20_2">
      <style:paragraph-properties>
        <style:tab-stops>
          <style:tab-stop style:position="5.8035in" style:type="right" style:leader-style="dotted" style:leader-text="."/>
        </style:tab-stops>
      </style:paragraph-properties>
    </style:style>
    <style:style style:name="P55" style:family="paragraph" style:parent-style-name="Contents_20_1">
      <style:paragraph-properties>
        <style:tab-stops>
          <style:tab-stop style:position="6in" style:type="right" style:leader-style="dotted" style:leader-text="."/>
        </style:tab-stops>
      </style:paragraph-properties>
    </style:style>
    <style:style style:name="P56" style:family="paragraph" style:parent-style-name="Contents_20_3">
      <style:paragraph-properties>
        <style:tab-stops>
          <style:tab-stop style:position="5.6071in" style:type="right" style:leader-style="dotted" style:leader-text="."/>
        </style:tab-stops>
      </style:paragraph-properties>
    </style:style>
    <style:style style:name="P57" style:family="paragraph" style:parent-style-name="TOC_20_Heading" style:master-page-name="Table_20_of_20_contents">
      <style:paragraph-properties style:page-number="auto"/>
    </style:style>
    <style:style style:name="P58" style:family="paragraph" style:parent-style-name="Table_20_Contents">
      <style:paragraph-properties fo:text-align="start" style:justify-single-word="false"/>
      <style:text-properties style:font-size-asian="10.5pt"/>
    </style:style>
    <style:style style:name="P59" style:family="paragraph" style:parent-style-name="Table_20_Heading">
      <style:paragraph-properties fo:text-align="start" style:justify-single-word="false"/>
      <style:text-properties style:font-size-asian="10.5pt"/>
    </style:style>
    <style:style style:name="P60" style:family="paragraph" style:parent-style-name="Table_20_index_20_1">
      <style:paragraph-properties>
        <style:tab-stops>
          <style:tab-stop style:position="6in" style:type="right" style:leader-style="dotted" style:leader-text="."/>
        </style:tab-stops>
      </style:paragraph-properties>
    </style:style>
    <style:style style:name="P61" style:family="paragraph">
      <style:paragraph-properties fo:margin-left="0in" fo:margin-right="0in" fo:margin-top="0in" fo:margin-bottom="0in" fo:line-height="100%" fo:text-align="center" fo:text-indent="0in"/>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0"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style>
    <style:style style:name="P73"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5"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6"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7"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0031in" fo:padding-bottom="-0.0031in" fo:padding-left="-0.0031in" fo:padding-right="-0.9531in" draw:shadow="hidden" draw:shadow-offset-x="0.1181in" draw:shadow-offset-y="0.1181in" draw:shadow-color="#808080" style:run-through="foreground"/>
    </style:style>
    <style:style style:name="gr11"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2"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1">
        <draw:text-box fo:min-height="0.3201in">
          <text:p text:style-name="P13"><draw:g text:anchor-type="as-char" draw:z-index="5" draw:style-name="gr1"><draw:connector draw:style-name="gr9" draw:text-style-name="P64" draw:type="line" svg:x1="0.8992in" svg:y1="1.9161in" svg:x2="2.3134in" svg:y2="1.9161in" draw:start-shape="id8" draw:start-glue-point="1" draw:end-shape="id9" draw:end-glue-point="3" svg:d="m1295 1247h2036"><text:p text:style-name="P61"><text:span text:style-name="T19">Determine</text:span></text:p></draw:connector><draw:connector draw:style-name="gr9" draw:text-style-name="P64" draw:type="line" svg:x1="0.7016in" svg:y1="1.05in" svg:x2="2.4173in" svg:y2="1.05in" draw:start-shape="id10" draw:start-glue-point="1" draw:end-shape="id11" draw:end-glue-point="3" svg:d="m1010 0h2471"><text:p text:style-name="P61"><text:span text:style-name="T19">Results in</text:span></text:p></draw:connector><draw:connector draw:style-name="gr9" draw:text-style-name="P64" draw:type="line" svg:x1="0.7744in" svg:y1="0.1839in" svg:x2="2.3756in" svg:y2="0.1839in" draw:start-shape="id12" draw:start-glue-point="1" draw:end-shape="id13" draw:end-glue-point="3" svg:d="m1115-1248h2306"><text:p text:style-name="P61"><text:span text:style-name="T19">Generates</text:span></text:p></draw:connector><draw:connector draw:style-name="gr10" draw:text-style-name="P65" draw:type="line" svg:x1="2.7311in" svg:y1="0.3677in" svg:x2="2.7311in" svg:y2="0.8669in" draw:start-shape="id13" draw:start-glue-point="2" draw:end-shape="id11" draw:end-glue-point="0" svg:d="m3933-983v719"><text:p text:style-name="P61"><text:span text:style-name="T20">Composed of</text:span></text:p></draw:connector><draw:connector draw:style-name="gr10" draw:text-style-name="P65" draw:type="line" svg:x1="2.7311in" svg:y1="1.2339in" svg:x2="2.7311in" svg:y2="1.7327in" draw:start-shape="id11" draw:start-glue-point="2" draw:end-shape="id9" draw:end-glue-point="0" svg:d="m3933 265v718"><text:p text:style-name="P61"><text:span text:style-name="T20">Composed of</text:span></text:p></draw:connector><draw:connector draw:style-name="gr11" draw:text-style-name="P63" draw:type="line" svg:x1="0.4492in" svg:y1="0.3677in" svg:x2="0.4492in" svg:y2="0.8669in" draw:start-shape="id12" draw:start-glue-point="2" draw:end-shape="id10" draw:end-glue-point="0" svg:d="m647-983v719"><text:p/></draw:connector><draw:connector draw:style-name="gr11" draw:text-style-name="P63" draw:type="line" svg:x1="0.4492in" svg:y1="1.2339in" svg:x2="0.4492in" svg:y2="1.7327in" draw:start-shape="id10" draw:start-glue-point="2" draw:end-shape="id8" draw:end-glue-point="0" svg:d="m647 265v718"><text:p/></draw:connector><draw:frame draw:style-name="gr12" draw:text-style-name="P62" draw:id="id12" svg:width="0.6496in" svg:height="0.3677in" svg:x="0.1252in" svg:y="0in"><draw:text-box><text:p text:style-name="P61"><text:span text:style-name="T18">Motive</text:span></text:p></draw:text-box></draw:frame><draw:frame draw:style-name="gr12" draw:text-style-name="P62" draw:id="id13" svg:width="0.7122in" svg:height="0.3677in" svg:x="2.3756in" svg:y="0in"><draw:text-box><text:p text:style-name="P61"><text:span text:style-name="T18">Activity</text:span></text:p></draw:text-box></draw:frame><draw:frame draw:style-name="gr12" draw:text-style-name="P62" draw:id="id14" svg:width="1.4933in" svg:height="0.3677in" svg:x="4.0535in" svg:y="0in"><draw:text-box><text:p text:style-name="P61"><text:span text:style-name="T18">Why activity occurs</text:span></text:p></draw:text-box></draw:frame><draw:frame draw:style-name="gr12" draw:text-style-name="P62" draw:id="id10" svg:width="0.5039in" svg:height="0.3677in" svg:x="0.198in" svg:y="0.8665in"><draw:text-box><text:p text:style-name="P61"><text:span text:style-name="T18">Goal</text:span></text:p></draw:text-box></draw:frame><draw:frame draw:style-name="gr12" draw:text-style-name="P62" draw:id="id11" svg:width="0.6287in" svg:height="0.3677in" svg:x="2.4173in" svg:y="0.8665in"><draw:text-box><text:p text:style-name="P61"><text:span text:style-name="T18">Action</text:span></text:p></draw:text-box></draw:frame><draw:frame draw:style-name="gr12" draw:text-style-name="P62" draw:id="id15" svg:width="1.5248in" svg:height="0.3677in" svg:x="4.0382in" svg:y="0.8665in"><draw:text-box><text:p text:style-name="P61"><text:span text:style-name="T18">What activity occurs</text:span></text:p></draw:text-box></draw:frame><draw:frame draw:style-name="gr12" draw:text-style-name="P62" draw:id="id8" svg:width="0.8996in" svg:height="0.3677in" svg:x="0in" svg:y="1.7327in"><draw:text-box><text:p text:style-name="P61"><text:span text:style-name="T18">Conditions</text:span></text:p></draw:text-box></draw:frame><draw:frame draw:style-name="gr12" draw:text-style-name="P62" draw:id="id9" svg:width="0.837in" svg:height="0.3677in" svg:x="2.3134in" svg:y="1.7327in"><draw:text-box><text:p text:style-name="P61"><text:span text:style-name="T18">Operation</text:span></text:p></draw:text-box></draw:frame><draw:frame draw:style-name="gr12" draw:text-style-name="P62" draw:id="id16" svg:width="1.5039in" svg:height="0.3677in" svg:x="4.0492in" svg:y="1.7327in"><draw:text-box><text:p text:style-name="P61"><text:span text:style-name="T18">How activity occurs</text:span></text:p></draw:text-box></draw:frame><draw:connector draw:style-name="gr13" draw:text-style-name="P63" draw:type="line" svg:x1="3.0874in" svg:y1="0.1839in" svg:x2="4.0535in" svg:y2="0.1839in" draw:start-shape="id13" draw:start-glue-point="1" draw:end-shape="id14" draw:end-glue-point="3" svg:d="m4446-1248h1391"><text:p/></draw:connector><draw:connector draw:style-name="gr13" draw:text-style-name="P63" draw:type="line" svg:x1="3.0457in" svg:y1="1.05in" svg:x2="4.0382in" svg:y2="1.05in" draw:start-shape="id11" draw:start-glue-point="1" draw:end-shape="id15" draw:end-glue-point="3" svg:d="m4386 0h1429"><text:p/></draw:connector><draw:connector draw:style-name="gr13" draw:text-style-name="P63" draw:type="line" svg:x1="3.15in" svg:y1="1.9161in" svg:x2="4.0492in" svg:y2="1.9161in" draw:start-shape="id9" draw:start-glue-point="1" draw:end-shape="id16" draw:end-glue-point="3" svg:d="m4536 1247h1295"><text:p/></draw:connector></draw:g></text:p>
          <text:p text:style-name="P12">Source: Engeström, 1999; Kaptelinin &amp; Nardi, 2006; Kuutti, 1996; Wilson, 2005</text:p>
          <text:p text:style-name="P9">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10"><draw:g text:anchor-type="as-char" draw:z-index="4" draw:style-name="gr1"><draw:frame draw:style-name="gr2" draw:text-style-name="P62" svg:width="0.7433in" svg:height="0.3677in" svg:x="1.4063in" svg:y="0in"><draw:text-box><text:p text:style-name="P61"><text:span text:style-name="T18">Artifacts</text:span></text:p></draw:text-box></draw:frame><draw:custom-shape draw:style-name="gr3" draw:text-style-name="P63"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3"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63" draw:id="id7"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62" draw:id="id6" svg:width="0.9622in" svg:height="0.3677in" svg:x="1.2972in" svg:y="1.8453in"><draw:text-box><text:p text:style-name="P61"><text:span text:style-name="T18">Community</text:span></text:p></draw:text-box></draw:frame><draw:frame draw:style-name="gr2" draw:text-style-name="P62" draw:id="id5" svg:width="0.9205in" svg:height="0.5551in" svg:x="2.8181in" svg:y="1.8437in"><draw:text-box><text:p text:style-name="P61"><text:span text:style-name="T18">Division of</text:span><text:span text:style-name="T18"><text:line-break/></text:span><text:span text:style-name="T18">labor</text:span></text:p></draw:text-box></draw:frame><draw:frame draw:style-name="gr2" draw:text-style-name="P62" draw:id="id3" svg:width="0.5559in" svg:height="0.3677in" svg:x="0in" svg:y="1.8453in"><draw:text-box><text:p text:style-name="P61"><text:span text:style-name="T18">Rules</text:span></text:p></draw:text-box></draw:frame><draw:frame draw:style-name="gr4" draw:text-style-name="P62" draw:id="id4" svg:width="0.6705in" svg:height="0.3677in" svg:x="0.3634in" svg:y="0.9228in"><draw:text-box><text:p text:style-name="P61"><text:span text:style-name="T18">Subject</text:span></text:p></draw:text-box></draw:frame><draw:frame draw:style-name="gr5" draw:text-style-name="P62" draw:id="id1" svg:width="0.778in" svg:height="0.3677in" svg:x="2.522in" svg:y="0.9228in"><draw:text-box><text:p text:style-name="P61"><text:span text:style-name="T18">Object</text:span></text:p></draw:text-box></draw:frame><draw:frame draw:style-name="gr6" draw:text-style-name="P62" draw:id="id2" svg:width="0.785in" svg:height="0.3677in" svg:x="3.7673in" svg:y="0.9236in"><draw:text-box><text:p text:style-name="P61"><text:span text:style-name="T18">Outcome</text:span></text:p></draw:text-box></draw:frame><draw:connector draw:style-name="gr7" draw:text-style-name="P63" draw:type="line" svg:x1="3.3in" svg:y1="1.1067in" svg:x2="3.7673in" svg:y2="1.1071in" draw:start-shape="id1" draw:start-glue-point="1" draw:end-shape="id2" draw:end-glue-point="3" svg:d="m4752-134 673 1"><text:p/></draw:connector><draw:connector draw:style-name="gr8" draw:text-style-name="P63" draw:type="line" svg:x1="2.522in" svg:y1="1.1067in" svg:x2="0.278in" svg:y2="1.8449in" draw:start-shape="id1" draw:start-glue-point="3" draw:end-shape="id3" draw:end-glue-point="0" svg:d="m3632-134-3232 1064"><text:p/></draw:connector><draw:connector draw:style-name="gr8" draw:text-style-name="P63" draw:type="line" svg:x1="1.0335in" svg:y1="1.1067in" svg:x2="3.278in" svg:y2="1.8437in" draw:start-shape="id4" draw:start-glue-point="1" draw:end-shape="id5" draw:end-glue-point="0" svg:d="m1488-134 3232 1062"><text:p/></draw:connector><draw:connector draw:style-name="gr8" draw:text-style-name="P63" draw:type="line" svg:x1="1.778in" svg:y1="1.8449in" svg:x2="1.7783in" svg:y2="0.3559in" draw:start-shape="id6" draw:start-glue-point="0" draw:end-shape="id7" draw:end-glue-point="4" svg:d="m2560 930 1-2145"><text:p/></draw:connector></draw:g></text:p>
          <text:p text:style-name="P11">Source: Engeström, 1999</text:p>
          <text:p text:style-name="Figure">Figure <text:sequence text:ref-name="refFigure1" text:name="Figure" text:formula="ooow:Figure+1" style:num-format="1">2</text:sequence>: Engeström’s model of the activity system</text:p>
        </draw:text-box>
      </draw:frame>
      <draw:frame draw:style-name="fr3" draw:name="Figure 4" text:anchor-type="page" text:anchor-page-number="53" svg:width="6in" style:rel-width="100%" draw:z-index="2">
        <draw:text-box fo:min-height="0.2in">
          <text:p text:style-name="P6"><draw:g text:anchor-type="as-char" draw:z-index="8" draw:style-name="gr1"><draw:connector draw:style-name="gr28" draw:text-style-name="P63" draw:type="line" svg:x1="4.578in" svg:y1="5.6929in" svg:x2="4.5681in" svg:y2="5.8472in" draw:start-shape="id22" draw:start-glue-point="2" draw:end-shape="id23" draw:end-glue-point="0" svg:d="m6592 3329-14 222"><text:p/></draw:connector><draw:connector draw:style-name="gr28" draw:text-style-name="P63" draw:type="line" svg:x1="4.5681in" svg:y1="6.1339in" svg:x2="4.5591in" svg:y2="6.2882in" draw:start-shape="id23" draw:start-glue-point="2" draw:end-shape="id24" draw:end-glue-point="0" svg:d="m6578 3964-13 222"><text:p/></draw:connector><draw:frame draw:style-name="gr29" draw:text-style-name="P71" draw:id="id28" svg:width="1.9177in" svg:height="0.4748in" svg:x="0.1209in" svg:y="0.2701in"><draw:text-box><text:p text:style-name="P61"><text:span text:style-name="T22">Receive timely, actionable</text:span><text:span text:style-name="T22"><text:line-break/></text:span><text:span text:style-name="T22">suggestions</text:span></text:p></draw:text-box></draw:frame><draw:frame draw:style-name="gr29" draw:text-style-name="P71" draw:id="id33" svg:width="2.0323in" svg:height="0.4748in" svg:x="0.0717in" svg:y="1.5953in"><draw:text-box><text:p text:style-name="P61"><text:span text:style-name="T22">Receive suggestions scoped</text:span><text:span text:style-name="T22"><text:line-break/></text:span><text:span text:style-name="T22">to specific concerns</text:span></text:p></draw:text-box></draw:frame><draw:frame draw:style-name="gr29" draw:text-style-name="P71" draw:id="id25" svg:width="2.2717in" svg:height="0.287in" svg:x="3.4181in" svg:y="0.3634in"><draw:text-box><text:p text:style-name="P61"><text:span text:style-name="T22">Identify appropriate reviewer(s)</text:span></text:p></draw:text-box></draw:frame><draw:frame draw:style-name="gr29" draw:text-style-name="P71" draw:id="id26" svg:width="1.4594in" svg:height="0.287in" svg:x="3.8398in" svg:y="0.8043in"><draw:text-box><text:p text:style-name="P61"><text:span text:style-name="T22">Schedule review(s)</text:span></text:p></draw:text-box></draw:frame><draw:frame draw:style-name="gr29" draw:text-style-name="P71" draw:id="id29" svg:width="1.6886in" svg:height="0.287in" svg:x="3.7272in" svg:y="1.6874in"><draw:text-box><text:p text:style-name="P61"><text:span text:style-name="T22">Describe review scope</text:span></text:p></draw:text-box></draw:frame><draw:frame draw:style-name="gr29" draw:text-style-name="P71" draw:id="id30" svg:width="2.3449in" svg:height="0.4748in" svg:x="3.3811in" svg:y="2.1299in"><draw:text-box><text:p text:style-name="P61"><text:span text:style-name="T22">Distribute review material</text:span><text:span text:style-name="T22"><text:line-break/></text:span><text:span text:style-name="T22">(code, documentation, tests, etc.)</text:span></text:p></draw:text-box></draw:frame><draw:frame draw:style-name="gr30" draw:text-style-name="P73" svg:width="0.5224in" svg:height="0.1886in" svg:x="2.6201in" svg:y="0.0492in"><draw:text-box><text:p text:style-name="P72"><text:span text:style-name="T23">Author</text:span></text:p></draw:text-box></draw:frame><draw:frame draw:style-name="gr31" draw:text-style-name="P74" svg:width="0.5323in" svg:height="0.287in" svg:x="0.8339in" svg:y="0in"><draw:text-box><text:p text:style-name="P61"><text:span text:style-name="T24">Goal</text:span></text:p></draw:text-box></draw:frame><draw:frame draw:style-name="gr31" draw:text-style-name="P74" svg:width="0.626in" svg:height="0.287in" svg:x="4.261in" svg:y="0in"><draw:text-box><text:p text:style-name="P61"><text:span text:style-name="T24">Action</text:span></text:p></draw:text-box></draw:frame><draw:frame draw:style-name="gr29" draw:text-style-name="P71" draw:id="id27" svg:width="1.4071in" svg:height="0.287in" svg:x="3.8626in" svg:y="1.2457in"><draw:text-box><text:p text:style-name="P61"><text:span text:style-name="T22">Notify reviewer(s)</text:span></text:p></draw:text-box></draw:frame><draw:connector draw:style-name="gr28" draw:text-style-name="P63" draw:type="line" svg:x1="4.5535in" svg:y1="0.6504in" svg:x2="4.5689in" svg:y2="0.8043in" draw:start-shape="id25" draw:start-glue-point="2" draw:end-shape="id26" draw:end-glue-point="0" svg:d="m6557-3933 22 222"><text:p/></draw:connector><draw:connector draw:style-name="gr28" draw:text-style-name="P63" draw:type="line" svg:x1="4.5689in" svg:y1="1.0913in" svg:x2="4.5661in" svg:y2="1.2461in" draw:start-shape="id26" draw:start-glue-point="2" draw:end-shape="id27" svg:d="m6579-3298-4 223"><text:p/></draw:connector><draw:connector draw:style-name="gr28" draw:text-style-name="P63" draw:type="line" svg:x1="2.0382in" svg:y1="0.5075in" svg:x2="3.4181in" svg:y2="0.5067in" draw:start-shape="id28" draw:start-glue-point="1" draw:end-shape="id25" draw:end-glue-point="3" svg:d="m2935-4138 1987-1"><text:p/></draw:connector><draw:connector draw:style-name="gr28" draw:text-style-name="P63" draw:type="line" svg:x1="4.5709in" svg:y1="1.9748in" svg:x2="4.5535in" svg:y2="2.1303in" draw:start-shape="id29" draw:start-glue-point="2" draw:end-shape="id30" draw:end-glue-point="0" svg:d="m6582-2025-25 224"><text:p/></draw:connector><draw:frame draw:style-name="gr29" draw:text-style-name="P71" draw:id="id34" svg:width="2.1677in" svg:height="0.4748in" svg:x="0in" svg:y="2.6634in"><draw:text-box><text:p text:style-name="P61"><text:span text:style-name="T22">Make improvements based on</text:span><text:span text:style-name="T22"><text:line-break/></text:span><text:span text:style-name="T22">review suggestions</text:span></text:p></draw:text-box></draw:frame><draw:frame draw:style-name="gr29" draw:text-style-name="P71" draw:id="id31" svg:width="1.4803in" svg:height="0.287in" svg:x="3.8283in" svg:y="2.7571in"><draw:text-box><text:p text:style-name="P61"><text:span text:style-name="T22">Record suggestions</text:span></text:p></draw:text-box></draw:frame><draw:frame draw:style-name="gr29" draw:text-style-name="P71" draw:id="id32" svg:width="1.6988in" svg:height="0.287in" svg:x="3.7075in" svg:y="3.198in"><draw:text-box><text:p text:style-name="P61"><text:span text:style-name="T22">Implement suggestions</text:span></text:p></draw:text-box></draw:frame><draw:connector draw:style-name="gr28" draw:text-style-name="P63" draw:type="line" svg:x1="4.5681in" svg:y1="3.0441in" svg:x2="4.5571in" svg:y2="3.198in" draw:start-shape="id31" draw:start-glue-point="2" draw:end-shape="id32" draw:end-glue-point="0" svg:d="m6578-486-16 222"><text:p/></draw:connector><draw:connector draw:style-name="gr28" draw:text-style-name="P63" draw:type="line" svg:x1="2.1035in" svg:y1="1.8327in" svg:x2="3.7272in" svg:y2="1.8311in" draw:start-shape="id33" draw:start-glue-point="1" draw:end-shape="id29" draw:end-glue-point="3" svg:d="m3029-2230 2338-2"><text:p/></draw:connector><draw:connector draw:style-name="gr28" draw:text-style-name="P63" draw:type="line" svg:x1="2.1673in" svg:y1="2.9004in" svg:x2="3.8283in" svg:y2="2.9004in" draw:start-shape="id34" draw:start-glue-point="1" draw:end-shape="id31" svg:d="m3121-693h2392"><text:p/></draw:connector><draw:frame draw:style-name="gr32" draw:text-style-name="P75" svg:width="0.3031in" svg:height="0.2512in" svg:x="4.5772in" svg:y="0.602in"><draw:text-box><text:p text:style-name="P72"><text:span text:style-name="T25">☇</text:span></text:p></draw:text-box></draw:frame><draw:frame draw:style-name="gr33" draw:text-style-name="P75" svg:width="0.3031in" svg:height="0.2512in" svg:x="4.5772in" svg:y="2.9953in"><draw:text-box><text:p text:style-name="P72"><text:span text:style-name="T25">☇</text:span></text:p></draw:text-box></draw:frame><draw:frame draw:style-name="gr29" draw:text-style-name="P71" draw:id="id35" svg:width="2.2614in" svg:height="0.287in" svg:x="3.4209in" svg:y="3.6398in"><draw:text-box><text:p text:style-name="P61"><text:span text:style-name="T22">Follow up after implementation</text:span></text:p></draw:text-box></draw:frame><draw:connector draw:style-name="gr28" draw:text-style-name="P63" draw:type="line" svg:x1="4.5571in" svg:y1="3.4846in" svg:x2="4.5516in" svg:y2="3.6394in" draw:start-shape="id32" draw:start-glue-point="2" draw:end-shape="id35" draw:end-glue-point="0" svg:d="m6562 149-8 223"><text:p/></draw:connector><draw:frame draw:style-name="gr34" draw:text-style-name="P75" svg:width="0.3031in" svg:height="0.2512in" svg:x="4.5772in" svg:y="1.0437in"><draw:text-box><text:p text:style-name="P72"><text:span text:style-name="T25">☇</text:span></text:p></draw:text-box></draw:frame><draw:frame draw:style-name="gr29" draw:text-style-name="P71" draw:id="id38" svg:width="1.8343in" svg:height="0.4748in" svg:x="0.1744in" svg:y="4.4299in"><draw:text-box><text:p text:style-name="P61"><text:span text:style-name="T22">Understand review goals</text:span><text:span text:style-name="T22"><text:line-break/></text:span><text:span text:style-name="T22">and context</text:span></text:p></draw:text-box></draw:frame><draw:frame draw:style-name="gr29" draw:text-style-name="P71" draw:id="id36" svg:width="1.9071in" svg:height="0.287in" svg:x="3.6043in" svg:y="4.522in"><draw:text-box><text:p text:style-name="P61"><text:span text:style-name="T22">Read supporting materials</text:span></text:p></draw:text-box></draw:frame><draw:frame draw:style-name="gr29" draw:text-style-name="P71" draw:id="id37" svg:width="1.9071in" svg:height="0.287in" svg:x="3.6083in" svg:y="4.9638in"><draw:text-box><text:p text:style-name="P61"><text:span text:style-name="T22">Communicate with author</text:span></text:p></draw:text-box></draw:frame><draw:g draw:style-name="gr35"><draw:frame draw:style-name="gr30" draw:text-style-name="P73" svg:width="0.6685in" svg:height="0.1886in" svg:x="2.548in" svg:y="4.2083in"><draw:text-box><text:p text:style-name="P72"><text:span text:style-name="T23">Reviewer</text:span></text:p></draw:text-box></draw:frame><draw:frame draw:style-name="gr29" draw:text-style-name="P74" svg:width="0.5323in" svg:height="0.287in" svg:x="0.8346in" svg:y="4.1598in"><draw:text-box><text:p text:style-name="P61"><text:span text:style-name="T24">Goal</text:span></text:p></draw:text-box></draw:frame><draw:frame draw:style-name="gr29" draw:text-style-name="P74" svg:width="0.626in" svg:height="0.287in" svg:x="4.261in" svg:y="4.1598in"><draw:text-box><text:p text:style-name="P61"><text:span text:style-name="T24">Action</text:span></text:p></draw:text-box></draw:frame></draw:g><draw:connector draw:style-name="gr28" draw:text-style-name="P63" draw:type="line" svg:x1="4.5575in" svg:y1="4.8091in" svg:x2="4.5618in" svg:y2="4.9638in" draw:start-shape="id36" draw:start-glue-point="2" draw:end-shape="id37" draw:end-glue-point="0" svg:d="m6563 2056 6 223"><text:p/></draw:connector><draw:connector draw:style-name="gr28" draw:text-style-name="P63" draw:type="line" svg:x1="2.0083in" svg:y1="4.6669in" svg:x2="3.6043in" svg:y2="4.6654in" draw:start-shape="id38" draw:start-glue-point="1" draw:end-shape="id36" draw:end-glue-point="3" svg:d="m2892 1852 2298-2"><text:p/></draw:connector><draw:frame draw:style-name="gr36" draw:text-style-name="P75" svg:width="0.1268in" svg:height="0.3677in" svg:x="2.7516in" svg:y="4.6638in"><draw:text-box><text:p text:style-name="P72"><text:span text:style-name="T25">☇</text:span></text:p></draw:text-box></draw:frame><draw:frame draw:style-name="gr29" draw:text-style-name="P71" draw:id="id39" svg:width="1.8134in" svg:height="0.287in" svg:x="0.178in" svg:y="5.4063in"><draw:text-box><text:p text:style-name="P61"><text:span text:style-name="T22">Make useful suggestions</text:span></text:p></draw:text-box></draw:frame><draw:frame draw:style-name="gr29" draw:text-style-name="P71" draw:id="id22" svg:width="0.8969in" svg:height="0.287in" svg:x="4.1299in" svg:y="5.4063in"><draw:text-box><text:p text:style-name="P61"><text:span text:style-name="T22">Read code</text:span></text:p></draw:text-box></draw:frame><draw:frame draw:style-name="gr29" draw:text-style-name="P71" draw:id="id23" svg:width="1.4803in" svg:height="0.287in" svg:x="3.8283in" svg:y="5.8472in"><draw:text-box><text:p text:style-name="P61"><text:span text:style-name="T22">Record suggestions</text:span></text:p></draw:text-box></draw:frame><draw:frame draw:style-name="gr29" draw:text-style-name="P71" draw:id="id24" svg:width="1.9177in" svg:height="0.4748in" svg:x="3.6008in" svg:y="6.2882in"><draw:text-box><text:p text:style-name="P61"><text:span text:style-name="T22">Communicate suggestions</text:span><text:span text:style-name="T22"><text:line-break/></text:span><text:span text:style-name="T22">to author</text:span></text:p></draw:text-box></draw:frame><draw:connector draw:style-name="gr28" draw:text-style-name="P63" draw:type="line" svg:x1="1.9909in" svg:y1="5.5492in" svg:x2="4.1299in" svg:y2="5.5492in" draw:start-shape="id39" draw:start-glue-point="1" draw:end-shape="id22" draw:end-glue-point="3" svg:d="m2867 3122h3080"><text:p/></draw:connector><draw:frame draw:style-name="gr32" draw:text-style-name="P75" svg:width="0.3031in" svg:height="0.2512in" svg:x="4.5772in" svg:y="5.6453in"><draw:text-box><text:p text:style-name="P72"><text:span text:style-name="T25">☇</text:span></text:p></draw:text-box></draw:frame><draw:frame draw:style-name="gr37" draw:text-style-name="P75" svg:width="0.2268in" svg:height="0.2512in" svg:x="4.5772in" svg:y="6.0862in"><draw:text-box><text:p text:style-name="P72"><text:span text:style-name="T25">☇</text:span></text:p></draw:text-box></draw:frame></draw:g></text:p>
          <text:p text:style-name="Figure">Figure <text:sequence text:ref-name="refFigure2" text:name="Figure" text:formula="ooow:Figure+1" style:num-format="1">4</text:sequence>: Code review goals and actions</text:p>
        </draw:text-box>
      </draw:frame>
      <draw:frame draw:style-name="fr4" draw:name="Figure 3" text:anchor-type="page" text:anchor-page-number="52" svg:width="6in" style:rel-width="100%" draw:z-index="3">
        <draw:text-box fo:min-height="0.2in">
          <text:p text:style-name="P10"><draw:g text:anchor-type="as-char" draw:z-index="7" draw:style-name="gr1"><draw:frame draw:style-name="gr14" draw:text-style-name="P67" svg:width="1.6303in" svg:height="0.9106in" svg:x="1.4583in" svg:y="0in"><draw:text-box><text:p text:style-name="P66"><text:span text:style-name="T21">Code under review,</text:span><text:span text:style-name="T21"><text:line-break/></text:span><text:span text:style-name="T21">supporting material,</text:span><text:span text:style-name="T21"><text:line-break/></text:span><text:span text:style-name="T21">IDEs, diff tools, VCS,</text:span><text:span text:style-name="T21"><text:line-break/></text:span><text:span text:style-name="T21">code review tool</text:span></text:p></draw:text-box></draw:frame><draw:custom-shape draw:style-name="gr15" draw:text-style-name="P68"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68"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68"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7" svg:width="1.1406in" svg:height="0.5358in" svg:x="1.7028in" svg:y="2.4028in"><draw:text-box><text:p text:style-name="P66"><text:span text:style-name="T21">QE, managers,</text:span><text:span text:style-name="T21"><text:line-break/></text:span><text:span text:style-name="T21">developers</text:span></text:p></draw:text-box></draw:frame><draw:frame draw:style-name="gr19" draw:text-style-name="P67" svg:width="1.4843in" svg:height="0.9106in" svg:x="3.0311in" svg:y="2.4in"><draw:text-box><text:p text:style-name="P66"><text:span text:style-name="T21">Who reviews,</text:span><text:span text:style-name="T21"><text:line-break/></text:span><text:span text:style-name="T21">review follow-up,</text:span></text:p><text:p text:style-name="P66"><text:span text:style-name="T21">asynchronous/</text:span><text:span text:style-name="T21"><text:line-break/></text:span><text:span text:style-name="T21">synchronous review</text:span></text:p></draw:text-box></draw:frame><draw:frame draw:style-name="gr20" draw:text-style-name="P67" svg:width="1.5469in" svg:height="0.9106in" svg:x="0in" svg:y="2.4in"><draw:text-box><text:p text:style-name="P66"><text:span text:style-name="T21">When to review,</text:span><text:span text:style-name="T21"><text:line-break/></text:span><text:span text:style-name="T21">how much to review,</text:span><text:span text:style-name="T21"><text:line-break/></text:span><text:span text:style-name="T21">standards &amp;</text:span><text:span text:style-name="T21"><text:line-break/></text:span><text:span text:style-name="T21">guidelines</text:span></text:p></draw:text-box></draw:frame><draw:frame draw:style-name="gr21" draw:text-style-name="P70" svg:width="1.4114in" svg:height="0.348in" svg:x="0.1055in" svg:y="1.4819in"><draw:text-box><text:p text:style-name="P69"><text:span text:style-name="T21">Authors, reviewers</text:span></text:p></draw:text-box></draw:frame><draw:frame draw:style-name="gr22" draw:text-style-name="P67" draw:id="id17" svg:width="1.2067in" svg:height="0.5358in" svg:x="3.0291in" svg:y="1.3874in"><draw:text-box><text:p text:style-name="P66"><text:span text:style-name="T21">Development</text:span><text:span text:style-name="T21"><text:line-break/></text:span><text:span text:style-name="T21">project</text:span></text:p></draw:text-box></draw:frame><draw:frame draw:style-name="gr23" draw:text-style-name="P67" draw:id="id18" svg:width="1.3386in" svg:height="0.5358in" svg:x="4.5382in" svg:y="1.3874in"><draw:text-box><text:p text:style-name="P66"><text:span text:style-name="T21">Quality code,</text:span></text:p><text:p text:style-name="P66"><text:span text:style-name="T21">skilled developers</text:span></text:p></draw:text-box></draw:frame><draw:connector draw:style-name="gr24" draw:text-style-name="P68" draw:type="line" svg:x1="4.2354in" svg:y1="1.6551in" svg:x2="4.5382in" svg:y2="1.6551in" draw:start-shape="id17" draw:start-glue-point="1" draw:end-shape="id18" draw:end-glue-point="3" svg:d="m6099-1h436"><text:p/></draw:connector><draw:connector draw:style-name="gr25" draw:text-style-name="P68" draw:type="line" svg:x1="3.0236in" svg:y1="1.6555in" svg:x2="0.7728in" svg:y2="2.4055in" draw:start-shape="id19" draw:start-glue-point="8" draw:end-shape="id20" draw:end-glue-point="6" svg:d="m4354 0-3241 1080"><text:p/></draw:connector><draw:connector draw:style-name="gr26" draw:text-style-name="P68" draw:type="line" svg:x1="1.5236in" svg:y1="1.6555in" svg:x2="3.7728in" svg:y2="2.4055in" draw:start-shape="id19" draw:start-glue-point="6" draw:end-shape="id21" draw:end-glue-point="8" svg:d="m2194 0 3239 1080"><text:p/></draw:connector><draw:connector draw:style-name="gr27" draw:text-style-name="P68" draw:type="line" svg:x1="2.2728in" svg:y1="2.4055in" svg:x2="2.2736in" svg:y2="0.9059in" draw:start-shape="id21" draw:start-glue-point="6" draw:end-shape="id19"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5" draw:name="Figure 5" text:anchor-type="page" text:anchor-page-number="58" svg:width="6in" style:rel-width="100%" draw:z-index="6">
        <draw:text-box fo:min-height="0.2in">
          <table:table table:name="Figure5-table" table:style-name="Figure5-table">
            <table:table-column table:style-name="Figure5-table.A"/>
            <table:table-column table:style-name="Figure5-table.B"/>
            <table:table-column table:style-name="Figure5-table.C"/>
            <table:table-header-rows>
              <table:table-row>
                <table:table-cell table:style-name="Figure5-table.A1" office:value-type="string">
                  <text:p text:style-name="P59">Subject</text:p>
                </table:table-cell>
                <table:table-cell table:style-name="Figure5-table.A1" office:value-type="string">
                  <text:p text:style-name="P59">Action</text:p>
                </table:table-cell>
                <table:table-cell table:style-name="Figure5-table.C1" office:value-type="string">
                  <text:p text:style-name="P59">Mediating artifacts</text:p>
                </table:table-cell>
              </table:table-row>
            </table:table-header-rows>
            <table:table-row>
              <table:table-cell table:style-name="Figure5-table.A2" table:number-rows-spanned="8" office:value-type="string">
                <text:p text:style-name="P58">Author</text:p>
              </table:table-cell>
              <table:table-cell table:style-name="Figure5-table.A2" office:value-type="string">
                <text:p text:style-name="P58">Identify appropriate reviewer(s)</text:p>
              </table:table-cell>
              <table:table-cell table:style-name="Figure5-table.C2" office:value-type="string">
                <text:p text:style-name="P58">Past reviews, discussions with other developers, intranet</text:p>
              </table:table-cell>
            </table:table-row>
            <table:table-row>
              <table:covered-table-cell/>
              <table:table-cell table:style-name="Figure5-table.A2" office:value-type="string">
                <text:p text:style-name="P58">Schedule review(s)</text:p>
              </table:table-cell>
              <table:table-cell table:style-name="Figure5-table.C2" office:value-type="string">
                <text:p text:style-name="P58">Email, calender software, discussion</text:p>
              </table:table-cell>
            </table:table-row>
            <table:table-row>
              <table:covered-table-cell/>
              <table:table-cell table:style-name="Figure5-table.A2" office:value-type="string">
                <text:p text:style-name="P58">Notify reviewer(s)</text:p>
              </table:table-cell>
              <table:table-cell table:style-name="Figure5-table.C2" office:value-type="string">
                <text:p text:style-name="P58">Email, instant messenger (IM), discussion</text:p>
              </table:table-cell>
            </table:table-row>
            <table:table-row>
              <table:covered-table-cell/>
              <table:table-cell table:style-name="Figure5-table.A2" office:value-type="string">
                <text:p text:style-name="P58">Describe review scope</text:p>
              </table:table-cell>
              <table:table-cell table:style-name="Figure5-table.C2" office:value-type="string">
                <text:p text:style-name="P58">Email, presentation software, word processing software, white boards, code comments, IDE/text editor, design documentation, unit tests, Web-based review tool, discussion</text:p>
              </table:table-cell>
            </table:table-row>
            <table:table-row>
              <table:covered-table-cell/>
              <table:table-cell table:style-name="Figure5-table.A2" office:value-type="string">
                <text:p text:style-name="P58">Distribute review materials</text:p>
              </table:table-cell>
              <table:table-cell table:style-name="Figure5-table.C2" office:value-type="string">
                <text:p text:style-name="P58">Email, Web-based review tool, paper printouts, white board, IM, version control software (VCS)</text:p>
              </table:table-cell>
            </table:table-row>
            <table:table-row>
              <table:covered-table-cell/>
              <table:table-cell table:style-name="Figure5-table.A2" office:value-type="string">
                <text:p text:style-name="P58">Record suggestions</text:p>
              </table:table-cell>
              <table:table-cell table:style-name="Figure5-table.C2" office:value-type="string">
                <text:p text:style-name="P58">Notepads, IDE/text editor, white board, Web-based review tool</text:p>
              </table:table-cell>
            </table:table-row>
            <table:table-row>
              <table:covered-table-cell/>
              <table:table-cell table:style-name="Figure5-table.A2" office:value-type="string">
                <text:p text:style-name="P58">Implement suggestions</text:p>
              </table:table-cell>
              <table:table-cell table:style-name="Figure5-table.C2" office:value-type="string">
                <text:p text:style-name="P58">IDE/text editor, recorded suggestions</text:p>
              </table:table-cell>
            </table:table-row>
            <table:table-row>
              <table:covered-table-cell/>
              <table:table-cell table:style-name="Figure5-table.A2" office:value-type="string">
                <text:p text:style-name="P58">Follow up after implementation</text:p>
              </table:table-cell>
              <table:table-cell table:style-name="Figure5-table.C2" office:value-type="string">
                <text:p text:style-name="P58">Email, IM, VCS</text:p>
              </table:table-cell>
            </table:table-row>
            <table:table-row>
              <table:table-cell table:style-name="Figure5-table.A2" table:number-rows-spanned="5" office:value-type="string">
                <text:p text:style-name="P58">Reviewer</text:p>
              </table:table-cell>
              <table:table-cell table:style-name="Figure5-table.A2" office:value-type="string">
                <text:p text:style-name="P58">Read supporting materials</text:p>
              </table:table-cell>
              <table:table-cell table:style-name="Figure5-table.C2" office:value-type="string">
                <text:p text:style-name="P58">Email, Web-based review tool, paper printouts, white board, word processing software</text:p>
              </table:table-cell>
            </table:table-row>
            <table:table-row>
              <table:covered-table-cell/>
              <table:table-cell table:style-name="Figure5-table.A2" office:value-type="string">
                <text:p text:style-name="P58">Communicate with author</text:p>
              </table:table-cell>
              <table:table-cell table:style-name="Figure5-table.C2" office:value-type="string">
                <text:p text:style-name="P58">Email, IM, discussion</text:p>
              </table:table-cell>
            </table:table-row>
            <table:table-row>
              <table:covered-table-cell/>
              <table:table-cell table:style-name="Figure5-table.A2" office:value-type="string">
                <text:p text:style-name="P58">Read code</text:p>
              </table:table-cell>
              <table:table-cell table:style-name="Figure5-table.C2" office:value-type="string">
                <text:p text:style-name="P58">Email, IDE/text editor, Web-based review tool, paper printouts, VCS, white board</text:p>
              </table:table-cell>
            </table:table-row>
            <table:table-row>
              <table:covered-table-cell/>
              <table:table-cell table:style-name="Figure5-table.A2" office:value-type="string">
                <text:p text:style-name="P58">Record suggestions</text:p>
              </table:table-cell>
              <table:table-cell table:style-name="Figure5-table.C2" office:value-type="string">
                <text:p text:style-name="P58">Notepads, IDE/text editor, white board, Web-based review tool</text:p>
              </table:table-cell>
            </table:table-row>
            <table:table-row>
              <table:covered-table-cell/>
              <table:table-cell table:style-name="Figure5-table.A2" office:value-type="string">
                <text:p text:style-name="P58">Communicate suggestions to author</text:p>
              </table:table-cell>
              <table:table-cell table:style-name="Figure5-table.C2" office:value-type="string">
                <text:p text:style-name="P58">Email, IM, discussion, Web-based review tool</text:p>
              </table:table-cell>
            </table:table-row>
          </table:table>
          <text:p text:style-name="Figure">Figure <text:sequence text:ref-name="refFigure4" text:name="Figure" text:formula="ooow:Figure+1" style:num-format="1">5</text:sequence>: Mediation of code review actions by artifacts</text:p>
        </draw:text-box>
      </draw:frame>
      <text:p text:style-name="P26">Interaction Design and Activity Theory: Designing for Social Code Review</text:p>
      <text:p text:style-name="P14">by</text:p>
      <text:p text:style-name="P3">Randy Souza</text:p>
      <text:p text:style-name="P3">December 2010</text:p>
      <text:p text:style-name="P14">Presented to the</text:p>
      <text:p text:style-name="P3">School of Information Arts and Technologies</text:p>
      <text:p text:style-name="P3">University of Baltimore</text:p>
      <text:p text:style-name="P14">In Partial Fulfillment</text:p>
      <text:p text:style-name="P3">of the Requirements for the Degree</text:p>
      <text:p text:style-name="P3">Master of Science</text:p>
      <text:p text:style-name="P14">Approved by:<text:tab/><text:span text:style-name="T4"><text:tab/><text:tab/><text:tab/><text:tab/><text:tab/><text:tab/></text:span></text:p>
      <text:p text:style-name="P6"><text:tab/><text:tab/>Kathryn Summers, IDIA Program Director</text:p>
      <text:p text:style-name="P27">Abstract</text:p>
      <text:p text:style-name="P8">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5">Introduction<text:tab/>1</text:p>
          <text:p text:style-name="P55">Literature Review<text:tab/>3</text:p>
          <text:p text:style-name="P54">Software Inspection<text:tab/>3</text:p>
          <text:p text:style-name="P56">Benefits of code review.<text:tab/>4</text:p>
          <text:p text:style-name="P56">Limitations of code review.<text:tab/>6</text:p>
          <text:p text:style-name="P56">Evolution of the code review process.<text:tab/>8</text:p>
          <text:p text:style-name="P56">The impact of developer skill on code review.<text:tab/>12</text:p>
          <text:p text:style-name="P56">Code reading techniques.<text:tab/>14</text:p>
          <text:p text:style-name="P56">Code review tools.<text:tab/>18</text:p>
          <text:p text:style-name="P56">Summary.<text:tab/>23</text:p>
          <text:p text:style-name="P54">Human-Computer Interaction and the Challenge of Context<text:tab/>23</text:p>
          <text:p text:style-name="P56">From human factors to human actors.<text:tab/>23</text:p>
          <text:p text:style-name="P56">From usability to user experience.<text:tab/>25</text:p>
          <text:p text:style-name="P56">From human-centered design to activity-centered design.<text:tab/>26</text:p>
          <text:p text:style-name="P54">Activity Theory and Interaction Design<text:tab/>27</text:p>
          <text:p text:style-name="P56">Principles of activity theory.<text:tab/>28</text:p>
          <text:p text:style-name="P56">Collective activity and activity systems.<text:tab/>33</text:p>
          <text:p text:style-name="P56">The role of theory in interaction design.<text:tab/>34</text:p>
          <text:p text:style-name="P56">HCI applications of activity theory.<text:tab/>35</text:p>
          <text:p text:style-name="P56">Reevaluation of code review research in an activity theory context.<text:tab/>40</text:p>
          <text:p text:style-name="P55">Research Project<text:tab/>43</text:p>
          <text:p text:style-name="P54">Background<text:tab/>43</text:p>
          <text:p text:style-name="P56">Setting.<text:tab/>43</text:p>
          <text:p text:style-name="P54">Design Research<text:tab/>44</text:p>
          <text:p text:style-name="P56">Methodology.<text:tab/>45</text:p>
          <text:p text:style-name="P56">Results.<text:tab/>47</text:p>
          <text:p text:style-name="P56">Implications.<text:tab/>56</text:p>
          <text:p text:style-name="P54">Interaction Design<text:tab/>57</text:p>
          <text:p text:style-name="P56">Collaboration.<text:tab/>57</text:p>
          <text:p text:style-name="P56">Diffs.<text:tab/>57</text:p>
          <text:p text:style-name="P56">Tool integration.<text:tab/>57</text:p>
          <text:p text:style-name="P56">Historicity.<text:tab/>57</text:p>
          <text:p text:style-name="P56">Development.<text:tab/>58</text:p>
          <text:p text:style-name="P54">Implementation.<text:tab/>58</text:p>
          <text:p text:style-name="P56">Architecture.<text:tab/>58</text:p>
          <text:p text:style-name="P54">Discussion<text:tab/>58</text:p>
          <text:p text:style-name="P55">References<text:tab/>59</text:p>
          <text:p text:style-name="P55">Appendix 1: The activity checklist (design version)<text:tab/>70</text:p>
          <text:p text:style-name="P55">Appendix 2: Interview guide<text:tab/>72</text:p>
        </text:index-body>
      </text:table-of-content>
      <text:p text:style-name="P7"/>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7">Table of Figures</text:p>
          </text:index-title>
          <text:p text:style-name="P60">Figure 1: The hierarchical structure of activity<text:tab/>29</text:p>
          <text:p text:style-name="P60">Figure 2: Engeström’s model of the activity system<text:tab/>32</text:p>
          <text:p text:style-name="P60">Figure 3: A code review activity system<text:tab/>48</text:p>
          <text:p text:style-name="P60">Figure 4: Code review goals and actions<text:tab/>49</text:p>
          <text:p text:style-name="P60">Figure 5: Mediation of code review actions by artifacts<text:tab/>54</text:p>
        </text:index-body>
      </text:table-index>
      <text:p text:style-name="P7"/>
      <text:h text:style-name="P46" text:outline-level="1">Introduction</text:h>
      <text:p text:style-name="P25">“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79513718" text:style-name="L1">
        <text:list-item>
          <text:list>
            <text:list-item>
              <text:list>
                <text:list-item>
                  <text:p text:style-name="P40">To better understand code review practice;</text:p>
                </text:list-item>
                <text:list-item>
                  <text:p text:style-name="P40"><text:soft-page-break/>To design an improved code review tool;</text:p>
                </text:list-item>
                <text:list-item>
                  <text:p text:style-name="P40">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47"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52" text:outline-level="3">Limitations of code review.</text:h>
      <text:p text:style-name="P21">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1"><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952067057" text:style-name="L2">
        <text:list-item>
          <text:p text:style-name="P41">Integration of inspection and development processes to connect reviews with day-to-day work;</text:p>
        </text:list-item>
        <text:list-item>
          <text:p text:style-name="P41">Asynchronous review in place of formal meetings to reduce waste associated with meetings and allow more frequent reviews;</text:p>
        </text:list-item>
        <text:list-item>
          <text:p text:style-name="P41">Emphasizing learning over defect detection to build programmer skills and preclude repeat defects;</text:p>
        </text:list-item>
        <text:list-item>
          <text:p text:style-name="P41">Creation of organization-wide review knowledge bases to streamline inspection;</text:p>
        </text:list-item>
        <text:list-item>
          <text:p text:style-name="P41">Outsourcing review to consultants who teach the development team best practices;</text:p>
        </text:list-item>
        <text:list-item>
          <text:p text:style-name="P41">Computer mediation to reduce overhead and support analysis and reflection;</text:p>
        </text:list-item>
        <text:list-item>
          <text:p text:style-name="P41">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2105457016" text:continue-list="list952067057" text:style-name="L2">
        <text:list-item text:start-value="1">
          <text:p text:style-name="P42">During the planning stage the code author collected the material to be reviewed, ensured that the material was ready to inspect, selected participants, and determined a location and time for the review (Fagan, 1976).</text:p>
        </text:list-item>
        <text:list-item>
          <text:p text:style-name="P42">In the overview stage the author assigned roles, shared the goals of the inspection, and identified the portions of the material under review (Fagan, 1976).</text:p>
        </text:list-item>
        <text:list-item>
          <text:p text:style-name="P42">During the preparation stage reviewers read the material to become familiar with the code, but were discouraged from looking for defects (Fagan, 1976).</text:p>
        </text:list-item>
        <text:list-item>
          <text:p text:style-name="P42">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42">In the rework stage, the code author evaluated the list of defects and made repairs (Fagan, 1976).</text:p>
        </text:list-item>
        <text:list-item>
          <text:p text:style-name="P42">Finally, during the follow up stage, the author verified the rework with the original review team (Fagan, 1976).</text:p>
        </text:list-item>
      </text:list>
      <text:p text:style-name="P8"><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1">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2"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1">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697637267" text:style-name="L3">
        <text:list-item>
          <text:p text:style-name="P43">Specify the goals of the inspection, defining terms and indicating what is being reviewed and what type of feedback is desired.</text:p>
        </text:list-item>
        <text:list-item>
          <text:p text:style-name="P43">Identify tradeoffs in reviewer skills, such as domain expertise versus implementation language expertise.</text:p>
        </text:list-item>
        <text:list-item>
          <text:p text:style-name="P43">Clean up the product to be inspected. Automated tools may fix style issues that can distract reviewers from functional defects.</text:p>
        </text:list-item>
        <text:list-item>
          <text:p text:style-name="P43">Use a structured inspection technique.</text:p>
        </text:list-item>
        <text:list-item>
          <text:p text:style-name="P43">Build a process based on inspections. The infrastructure available must identify goals, timing, and participants for an inspection.</text:p>
        </text:list-item>
        <text:list-item>
          <text:p text:style-name="P43">Give inspectors responsibility and authority. Make the author available to <text:soft-page-break/>reviewers. Divide code among reviewers to foster a sense of ownership.</text:p>
        </text:list-item>
        <text:list-item>
          <text:p text:style-name="P43">Ensure that inspectors have the time to inspect. Schedules must accommodate inspections.</text:p>
        </text:list-item>
        <text:list-item>
          <text:p text:style-name="P43">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1">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1">Scenario-based reading was introduced as a meta-technique that applied different reading techniques to different project scenarios (Basili, 1997). A reading technique could be selected by assessing the project across dimensions including:</text:p>
      <text:list xml:id="list613129302" text:style-name="L4">
        <text:list-item>
          <text:p text:style-name="P44">The goals of the review, for example, to find bugs, to understand performance, or to evaluate maintainability;</text:p>
        </text:list-item>
        <text:list-item>
          <text:p text:style-name="P44">The context of the review, for example, the project phase or the availability of certain inspectors;</text:p>
        </text:list-item>
        <text:list-item>
          <text:p text:style-name="P44">The type of input under review, for example, code, requirements, or tests;</text:p>
        </text:list-item>
        <text:list-item>
          <text:p text:style-name="P44">The type of output desired;</text:p>
        </text:list-item>
        <text:list-item>
          <text:p text:style-name="P44">The degree of rigor required;</text:p>
        </text:list-item>
        <text:list-item>
          <text:p text:style-name="P44">The perspective of the reviewer;</text:p>
        </text:list-item>
        <text:list-item>
          <text:p text:style-name="P44">Qualities of the product, for example, the age of the code or level of test coverage;</text:p>
        </text:list-item>
        <text:list-item>
          <text:p text:style-name="P44">Qualities of the overall process, such as reviewer training (Basili, 1997).</text:p>
        </text:list-item>
      </text:list>
      <text:p text:style-name="P21">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1">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1">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52" text:outline-level="3">Code review tools.</text:h>
      <text:p text:style-name="P2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1">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1"><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1">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1">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1">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2021531617" text:continue-numbering="true" text:style-name="L4">
        <text:list-item>
          <text:p text:style-name="P44">Inspection of multiple artifact formats, including text and graphics, stored in multiple repository types, including file systems and source code control;</text:p>
        </text:list-item>
        <text:list-item>
          <text:p text:style-name="P44">Asynchronous or synchronous process, including integration with project management tools;</text:p>
        </text:list-item>
        <text:list-item>
          <text:p text:style-name="P44">Multifaceted results, including the severity, type, and resolution of defects (Hedberg, 2004).</text:p>
        </text:list-item>
      </text:list>
      <text:h text:style-name="P52" text:outline-level="3"><text:soft-page-break/>Summary.</text:h>
      <text:p text:style-name="P2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3" text:outline-level="2">Human-Computer Interaction and the Challenge of Context</text:h>
      <text:p text:style-name="P21">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52" text:outline-level="3">From human factors to human actors.</text:h>
      <text:p text:style-name="P21">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2">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2">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2"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1">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1">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2" text:outline-level="3">From human-centered design to activity-centered design.</text:h>
      <text:p text:style-name="P21">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3" text:outline-level="2">Activity Theory and Interaction Design</text:h>
      <text:p text:style-name="P21">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1">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oft-page-break/><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oft-page-break/><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1">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1">Historicity was presented as an important but under-researched corollary to activity theory’s investigation of human development through internalization and externalization (Nardi, 2007). Engeström (1999) suggested that researchers identify <text:soft-page-break/>historical cycles of an activity to understand the evolution of mediating artifacts around the activity. Quek and Shah (2004) saw the elicitation of historical activity as a strength of activity theory when applied to information systems development.</text:p>
      <text:h text:style-name="P52" text:outline-level="3">Collective activity and activity systems.</text:h>
      <text:p text:style-name="P21">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3">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8"><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oft-page-break/><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52" text:outline-level="3">The role of theory in interaction design.</text:h>
      <text:p text:style-name="P21">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1">Halverson (2002) described four roles that theory may play in HCI research:</text:p>
      <text:list xml:id="list1297613545" text:continue-numbering="true" text:style-name="L4">
        <text:list-item>
          <text:p text:style-name="P44">In an applicable role theory informs and guides design decisions;</text:p>
        </text:list-item>
        <text:list-item>
          <text:p text:style-name="P44">In an inferential role theory helps make inferences and predictions;</text:p>
        </text:list-item>
        <text:list-item>
          <text:p text:style-name="P44">In a rhetorical role theory provides a structure for naming things and mapping names to the real word;</text:p>
        </text:list-item>
        <text:list-item>
          <text:p text:style-name="P44">In a descriptive role theory provides a conceptual framework for describing and making sense of the world.</text:p>
          <text:p text:style-name="P45">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52"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1">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1">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1">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48"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design.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house bug tracking system, and a commercial version control system. Developers use a heterogeneous collection of development environments.</text:p>
      <text:p text:style-name="Text_20_body">Code review is only mandatory for bug fixes made in the period between code freeze and a release of new software. In these cases, developers must have another developer certify that the code was reviewed by adding an annotation to the relevant bug report. The development organization has not adopted any processes or tools for software inspection. However, in 2008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8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Kaptelinin, Nardi, and Macaulay’s (1999) activity checklist as an organizational aid; <text:soft-page-break/>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project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all participants in an activity, investigators should employ the same sense-making actions as research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their actions, and removes the burden on the interviewee to try to remember all elements of an activity (Beyer &amp; Holtzblatt, 1998). As Goguen and Linde <text:soft-page-break/>(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deliberate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an evolving software system. Broader activity oriented at the same software system may include creating enhancements or maintaining and fixing existing code. The projected outcomes suggests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learning opportunities that code review presented. A participant described how educational benefits accrued for </text:span><text:soft-page-break/><text:span text:style-name="T8">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 Code review authors expressed tension between recruiting the most qualified reviewers versus reviewers who were immediately available. Many teams </text:span><text:soft-page-break/><text:span text:style-name="T8">used “over-the-shoulder” reviews, calling in a fellow developer as needed. This breaks down when the reviewer is busy or out of the office. A participant reported difficulty </text:span><text:span text:style-name="T8">using the Web-based code review tool because there was no way to set a deadline for reviewers, and no way to receive notification when reviewers added suggestions. Authors </text:span><text:soft-page-break/><text:span text:style-name="T8">sometimes ignored or deferred suggestions, indicating breakdown moving from the act of recording suggestions to implementing those recommendations: “Sometimes I pick the </text:span><text:span text:style-name="T8">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1">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mediating artifacts and social relationships. One participant stated that “having code review as part of the team process helps maintain standards and strengthens traditions <text:soft-page-break/>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Some participants valued rules enforced by coding standards. However, the standards in use tended to be informal documents maintained by individual teams to <text:soft-page-break/>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caused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Another participant preferred in-person reviews because “it feels more personal, I can defend myself, and provide the rationale behind a decision.”<text:span text:style-name="T8"> Knowledge of a code base </text:span><text:soft-page-break/><text:span text:style-name="T8">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various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to simply seeing if the code would execute properly. In some cases reviewing changes to the code sharpened the developer’s understanding of the system. A participant described this experience: “The act of code review can tell you a lot about the code. Is that necessary complexity or just failure to simplify?”</text:p>
      <text:p text:style-name="Text_20_body">Unit tests, class diagrams, whiteboard sketches, and technical specifications, were mentioned as artifacts that support code review activity. Most reviewers wanted unit tests included in the code review, and considered it a breakdown when unit tests were missing. Some participants ran the unit tests to verify the code’s behavior, others read the tests in parallel with the code. One participant distributed a template-based technical <text:soft-page-break/>specification document with every code review. However, most documents supporting reviews were created ad-hoc: “Sometimes, for larger ones, we create a design doc for the review, with the notable things on it. We track what will be deployed, lists of configuration changes, and code changes, anything we touched.”</text:p>
      <text:p text:style-name="Text_20_body">Code authors use tools to collect suggestions made by reviewers. Most interview <text:soft-page-break/>participants took paper notes in face-to-face meetings or while reviewing feedback sent via email or through the asynchronous review tool. In reviews that used code printouts, authors added notes directly on the printouts. Follow-up on suggestions was uncommon, and informal. One participant described follow up as “the author’s responsibility, after they make a change they’ll get back together and go over how the change was implemented.” Most participants said that if follow-up was required the author would send an email containing the new code or a link to the change list in version control.</text:p>
      <text:p text:style-name="Text_20_body">The version control system (VCS) itself played an increasingly important role as a mediator of code review activity. A relatively new feature allowed programmers to check changed code into a staging area so that it could be seen by anyone but did not affect the main development branch. The VCS vendor implemented this feature specifically to help with code review. One participant commented that before this feature was available the VCS was a bottleneck to review, because an author had to commit volatile changes to the main development line. Despite the perceived value, only two participants described actively using the new staging feature.</text:p>
      <text:p text:style-name="Text_20_body">The VCS tool ha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text:span><text:span text:style-name="T8">served to keep the author from intentionally or accidentally making changes that were outside the scope of the review. The diff tool structured the review for some participants. The author and reviewer would open the diff tool, and use it to step through and analyze each change. In this case, the diff tool reshaped the participants’ view of the code under review, changing the perspective from files and classes to changed lines. However, the </text:span><text:soft-page-break/><text:span text:style-name="T8">diff tool introduced some contradictions: One participant reported that the keyboard bindings in the diff tool were non-standard, making navigation challenging. In activity theoretic terms, this tool caused a normally unconscious operation, keystroke-based navigation, to become a conscious action.</text:span></text:p>
      <text:p text:style-name="Text_20_body"><text:span text:style-name="T8">Interactive development environments (IDEs) are important mediators of programmers’ work (Barthelmess &amp; Anderson, 2002). IDE features helped interview participants internalize the code reading process. Syntax highlighting simplified the process of understanding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text:span><text:span text:style-name="T8">very cramped, and the code in those fields are some of the hardest to get right, the ones </text:span><text:span text:style-name="T8">we want to review the most. Once in a while we’ll copy the code into a text editor just to get the formatting useful.”</text:span></text:p>
      <text:h text:style-name="Heading_20_3" text:outline-level="3">Implications.</text:h>
      <text:p text:style-name="Text_20_body">Code review in the department studied is an informal and highly situated activity. Reviews are generally conducted ad-hoc, under conditions that change based on the reviewers available, the time frame, the scope of changes in the code, and the author’s goals. Most code reviews are conducted within teams, in programmers’ offices. Tools to help mediate this activity must accommodate these situational variables. New tools should support this action by helping participants internalize routine operations and <text:soft-page-break/>externalize both solutions to issues found in the code and ways of improving code review practice. Identifying reviewer. Across-the-hall reviews. Context: goals, guidelines, supporting artifacts. Perspectives. Notifications.</text:p>
      <text:p text:style-name="Text_20_body">Code review is heavily mediated. Collaborators. Identification of defects supported by complex activity system: other programmers, checklists. Identification of a defect must be transformed to an external representation. Diffs.</text:p>
      <text:p text:style-name="Text_20_body">Development. Support learning.</text:p>
      <text:h text:style-name="Heading_20_2" text:outline-level="2">Interaction Design</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text:soft-page-break/>Development.</text:h>
      <text:p text:style-name="Text_20_body">Promote comment/snippet as good practice. Auto-link resources with types of files. Editable checklists.</text:p>
      <text:h text:style-name="Heading_20_2" text:outline-level="2">Implementation.</text:h>
      <text:h text:style-name="Heading_20_3" text:outline-level="3">Architecture.</text:h>
      <text:h text:style-name="Heading_20_2" text:outline-level="2">Discussion</text:h>
      <text:h text:style-name="P49"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7">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6"><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6">Beck, K. (with Andres, C.). (2004). <text:span text:style-name="T6">Extreme programming explained</text:span> (2<text:span text:style-name="T10">nd</text:span> Ed.). Boston, <text:soft-page-break/>MA: Addison-Wesley.</text:p>
      <text:p text:style-name="P16">Beyer, H., &amp; Holtzblatt, K. (1998). <text:span text:style-name="T6">Contextual design: Defining customer-centered systems</text:span>. San Francisco: Morgan Kaufmann.</text:p>
      <text:p text:style-name="P16">B<text:span text:style-name="T1">é</text:span>guin, P., &amp; Rebardel, P. (2000). Designing for instrument-mediated activity. <text:span text:style-name="T6">Scandinavian Journal of Information Systems, 12</text:span><text:span text:style-name="T8">(1-2), 173-190.</text:span></text:p>
      <text:p text:style-name="P16">Biffl, S. (2000, November-December). Using inspection data for defect estimation. <text:span text:style-name="T6">IEEE Software</text:span><text:span text:style-name="T8">, 36-43.</text:span></text:p>
      <text:p text:style-name="P16"><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6"><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20">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6"><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6"><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6"><text:span text:style-name="T8">Fagan, M. E. (1986). Advances in software inspections. </text:span><text:span text:style-name="T6">IEEE Transactions on Software </text:span><text:span text:style-name="T6">Engineering, 12</text:span><text:span text:style-name="T8">, 744-751.</text:span></text:p>
      <text:p text:style-name="P16"><text:span text:style-name="T8">Gay, G., &amp; Hembrooke, H. (2004). </text:span><text:span text:style-name="T6">Activity-centered design: An ecological approach to designing smart tools and usable systems</text:span><text:span text:style-name="T8">. Cambridge, MA: MIT Press.</text:span></text:p>
      <text:p text:style-name="P16"><text:span text:style-name="T8">Glass, R. L. (1999). Inspections—some surprising findings. </text:span><text:span text:style-name="T6">Communications of the ACM, 42</text:span><text:span text:style-name="T8">(4), 17-19.</text:span></text:p>
      <text:p text:style-name="P16"><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6"><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6"><text:span text:style-name="T8">Hassenzahl, M., &amp; Tractinsky, N. (2006). User experience—a research agenda. </text:span><text:span text:style-name="T6">Behaviour &amp; Information Technology, 25</text:span><text:span text:style-name="T8">(2), 91-97.</text:span></text:p>
      <text:p text:style-name="P16"><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6"><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6"><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6"><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6"><text:span text:style-name="T8">Hyysalo, S. (2005). Objects and motives in a product design process. </text:span><text:span text:style-name="T6">Mind, Culture, and Activity, 12</text:span><text:span text:style-name="T8">, 19-36.</text:span></text:p>
      <text:p text:style-name="P16"><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6"><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6"><text:span text:style-name="T8">Johnson, P. M. (1998). Reengineering inspection. </text:span><text:span text:style-name="T6">Communications of the ACM, 41</text:span><text:span text:style-name="T8">(2), 49-52.</text:span></text:p>
      <text:p text:style-name="P16"><text:span text:style-name="T8">Kaptelinin, V., &amp; Nardi, B. A. (2006). </text:span><text:span text:style-name="T6">Acting with technology: Activity theory and interaction design</text:span><text:span text:style-name="T8">. Cambridge, MA: MIT Press.</text:span></text:p>
      <text:p text:style-name="P16">Kaptelinin, V., Nardi, B. A., &amp; Macaulay, C. (1999, July-August). The activity checklist: A tool for representing the “space” of context. <text:span text:style-name="T6">Interactions</text:span><text:span text:style-name="T8">, 27-39.</text:span></text:p>
      <text:p text:style-name="P16"><text:span text:style-name="T8">Karlsson, M. (2010). Code reviews. In K. Henney (Ed.), </text:span><text:span text:style-name="T6">97 things every programmer should know</text:span><text:span text:style-name="T8"> (pp. 28-29). Sebastopal, CA: O’Reilly Media.</text:span></text:p>
      <text:p text:style-name="P16">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6"><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6">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6"><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6">Laitenberger, O., &amp; DeBaud, J-M. (2001). An encompassing life-cycle centric survey of software inspection. <text:span text:style-name="T6">Journal of Systems and Software, 50</text:span><text:span text:style-name="T8">, 5-31.</text:span></text:p>
      <text:p text:style-name="P16"><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6"><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6"><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6"><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6"><text:span text:style-name="T8">Meyer, B. (2008). Design and code reviews in the age of the Internet. </text:span><text:span text:style-name="T6">Communications of the ACM, 51</text:span><text:span text:style-name="T8">(9), 67-71.</text:span></text:p>
      <text:p text:style-name="P16"><text:span text:style-name="T8">Miettinen, R. (2005). Object of activity and individual motivation. </text:span><text:span text:style-name="T6">Mind, Culture, and Activity, 12</text:span><text:span text:style-name="T8">, 52-69.</text:span></text:p>
      <text:p text:style-name="P16"><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6"><text:span text:style-name="T8">Nardi, B. A. (2007). Placeless organizations: Collaborating for transformation. </text:span><text:span text:style-name="T6">Mind, Culture, and Activity, 14</text:span><text:span text:style-name="T8">, 5-22.</text:span></text:p>
      <text:p text:style-name="P16"><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6">Nielsen, J. (1994). Usability inspection methods. <text:span text:style-name="T5">Conference Companion on Human Factors in Computing Systems</text:span> (pp. 413-414). New York: ACM.</text:p>
      <text:p text:style-name="P16">Norman, D. A. (1993). <text:span text:style-name="T6">Things that make us smart: Defending human attributes in the age </text:span><text:span text:style-name="T6">of the machine</text:span>. Cambridge, MA: Perseus Books.</text:p>
      <text:p text:style-name="P16">Norman, D. A. (2005, July-August). Human-centered design considered harmful. <text:span text:style-name="T6">interactions, </text:span><text:span text:style-name="T8">14-19.</text:span></text:p>
      <text:p text:style-name="P16">Norman, D. A. (2006, November-December). Logic versus usage: The case for activity-centered design. <text:span text:style-name="T6">interactions</text:span><text:span text:style-name="T8">, 45, 63.</text:span></text:p>
      <text:p text:style-name="P16"><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6"><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6"><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6"><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6"><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9">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9"><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9"><text:span text:style-name="T8">Rose, J., Jones, M., &amp; Truex, D. (2005). Socio-theoretic accounts of IS: The problem of agency. </text:span><text:span text:style-name="T6">Scandinavian Journal of Information Systems, 17</text:span><text:span text:style-name="T8">(1), 133-152.</text:span></text:p>
      <text:p text:style-name="P16"><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6"><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6"><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19"><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6">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6">Stetsenko, A. (2005). Activity as object-related: Resolving the dichotomy of individual and collective planes of activity. <text:span text:style-name="T6">Mind, Culture, and Activity, 12</text:span><text:span text:style-name="T8">, 70-88.</text:span></text:p>
      <text:p text:style-name="P16">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6">Thelin, T., Runeson, P., &amp; Wohlin, C. (2003). An experimental comparison of usage-based and checklist-based reading. <text:span text:style-name="T6">IEEE Transactions on Software Engineering, 29</text:span><text:span text:style-name="T8">, 687-704.</text:span></text:p>
      <text:p text:style-name="P19"><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9"><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9"><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9"><text:span text:style-name="T8">Tyran, C. K., &amp; George, J. F. (2002). Improving software inspections with group process support. </text:span><text:span text:style-name="T6">Communications of the ACM, 45</text:span><text:span text:style-name="T8">(9), 87-92.</text:span></text:p>
      <text:p text:style-name="P16">Uwano, H., Monden, A., &amp; Matsumoto, K. (2008). Are good code reviewers also good at design review? <text:span text:style-name="T5">Proceedings of the Second ACM-IEEE International Symposium on Empirical Software Engineering and Measurement</text:span> (pp. 351-353). New York: ACM.</text:p>
      <text:p text:style-name="P16">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6">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6">Vygotsky, L. S. (1978). <text:span text:style-name="T6">Mind in society: The development of higher psychological processes</text:span><text:span text:style-name="T8">. Cambridge, MA: Harvard University Press.</text:span></text:p>
      <text:p text:style-name="P19"><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9"><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6"><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51" text:outline-level="1">Appendix 1: The activity checklist (design version)</text:h>
      <table:table table:name="Table2" table:style-name="Table2">
        <table:table-column table:style-name="Table2.A"/>
        <table:table-row>
          <table:table-cell office:value-type="string">
            <text:p text:style-name="P5">Means/ends</text:p>
          </table:table-cell>
        </table:table-row>
        <table:table-row>
          <table:table-cell office:value-type="string">
            <text:list xml:id="list1274393478" text:style-name="L5">
              <text:list-item>
                <text:p text:style-name="P28">People who use the target technology</text:p>
              </text:list-item>
              <text:list-item>
                <text:p text:style-name="P28">Goals and subgoals of the target actions (target goals)</text:p>
              </text:list-item>
              <text:list-item>
                <text:p text:style-name="P28">Criteria for success or failure of achieving target goals</text:p>
              </text:list-item>
              <text:list-item>
                <text:p text:style-name="P28">Decomposition of target goals into subgoals</text:p>
              </text:list-item>
              <text:list-item>
                <text:p text:style-name="P28">Setting of target goals and subgoals</text:p>
              </text:list-item>
              <text:list-item>
                <text:p text:style-name="P28">Potential conflicts between target goals</text:p>
              </text:list-item>
              <text:list-item>
                <text:p text:style-name="P28">Potential conflicts between target goals and goals associated with other technologies and activities</text:p>
              </text:list-item>
              <text:list-item>
                <text:p text:style-name="P28">Resolution of conflicts between various goals</text:p>
              </text:list-item>
              <text:list-item>
                <text:p text:style-name="P28">Integration of individual target actions and other actions into higher-level actions</text:p>
              </text:list-item>
              <text:list-item>
                <text:p text:style-name="P28">Constraints imposed by higher-level goals on the choice and use of target technology</text:p>
              </text:list-item>
              <text:list-item>
                <text:p text:style-name="P28">Alternative ways to attain target goals through lower-level goals</text:p>
              </text:list-item>
              <text:list-item>
                <text:p text:style-name="P28">Troubleshooting strategies and techniques</text:p>
              </text:list-item>
              <text:list-item>
                <text:p text:style-name="P28">Support of mutual transformations between actions and operations</text:p>
              </text:list-item>
              <text:list-item>
                <text:p text:style-name="P28">Goal that can be changed or modified, and goals that have to remain after new technology is implemented</text:p>
              </text:list-item>
              <text:list-item>
                <text:p text:style-name="P28">Parties involved in the process of design</text:p>
              </text:list-item>
              <text:list-item>
                <text:p text:style-name="P28">Goals of designing a new system</text:p>
              </text:list-item>
              <text:list-item>
                <text:p text:style-name="P28">Criteria of success or failure of design</text:p>
              </text:list-item>
              <text:list-item>
                <text:p text:style-name="P28">Potential conflicts between goals of design and other goals (e.g., stability of the organization, minimizing expenses)</text:p>
              </text:list-item>
            </text:list>
          </table:table-cell>
        </table:table-row>
        <table:table-row>
          <table:table-cell office:value-type="string">
            <text:p text:style-name="P5">Environment</text:p>
          </table:table-cell>
        </table:table-row>
        <table:table-row>
          <table:table-cell office:value-type="string">
            <text:list xml:id="list1213547399" text:style-name="L6">
              <text:list-item>
                <text:p text:style-name="P29">Role of existing technology in producing the outcomes of target actions</text:p>
              </text:list-item>
              <text:list-item>
                <text:p text:style-name="P29">Tools, available to users</text:p>
              </text:list-item>
              <text:list-item>
                <text:p text:style-name="P29">Integration of target technology with other tools</text:p>
              </text:list-item>
              <text:list-item>
                <text:p text:style-name="P29">Access to tools and materials necessary to perform target actions</text:p>
              </text:list-item>
              <text:list-item>
                <text:p text:style-name="P29">Tools and materials shared between several users</text:p>
              </text:list-item>
              <text:list-item>
                <text:p text:style-name="P29">Spatial layout and temporal organization of the working environment</text:p>
              </text:list-item>
              <text:list-item>
                <text:p text:style-name="P29">Division of labor, including synchronous and asynchronous distribution of work between different locations</text:p>
              </text:list-item>
              <text:list-item>
                <text:p text:style-name="P29">Rules, norms, and procedures regulating social interactions and coordination related to target actions</text:p>
              </text:list-item>
              <text:list-item>
                <text:p text:style-name="P29">Resources available to the parties involved in design of the system</text:p>
              </text:list-item>
              <text:list-item>
                <text:p text:style-name="P29">Rules, norms, and procedures regulating interaction between the parties</text:p>
              </text:list-item>
            </text:list>
          </table:table-cell>
        </table:table-row>
        <table:table-row>
          <table:table-cell office:value-type="string">
            <text:p text:style-name="P24">Learning/cognition/articulation</text:p>
          </table:table-cell>
        </table:table-row>
        <table:table-row>
          <table:table-cell office:value-type="string">
            <text:list xml:id="list2076775482" text:style-name="L7">
              <text:list-item>
                <text:p text:style-name="P31">Components of target actions that are to be internalized</text:p>
              </text:list-item>
              <text:list-item>
                <text:p text:style-name="P30">Time and effort necessary to learn how to use existing technology</text:p>
              </text:list-item>
              <text:list-item>
                <text:p text:style-name="P30">Self-monitoring and reflection through externalization</text:p>
              </text:list-item>
              <text:list-item>
                <text:p text:style-name="P30">Possibilities for simulating target actions before their actual implementation</text:p>
              </text:list-item>
              <text:list-item>
                <text:p text:style-name="P30">Support of problem articulation and help request in case of breakdowns</text:p>
              </text:list-item>
              <text:list-item>
                <text:p text:style-name="P30"><text:soft-page-break/>Strategies and procedures of providing help to colleagues and collaborators</text:p>
              </text:list-item>
              <text:list-item>
                <text:p text:style-name="P30">Coordination of individual and group activities through externalization</text:p>
              </text:list-item>
              <text:list-item>
                <text:p text:style-name="P30">Use of shared representation to support collaborative work</text:p>
              </text:list-item>
              <text:list-item>
                <text:p text:style-name="P30">Representations of design that support coordination between the parties</text:p>
              </text:list-item>
              <text:list-item>
                <text:p text:style-name="P30">Mutual learning of the content of the work (designers) and possibilities and limitations of technology (users)</text:p>
              </text:list-item>
            </text:list>
          </table:table-cell>
        </table:table-row>
        <table:table-row>
          <table:table-cell office:value-type="string">
            <text:p text:style-name="P24">Development</text:p>
          </table:table-cell>
        </table:table-row>
        <table:table-row>
          <table:table-cell table:style-name="Table2.A8" office:value-type="string">
            <text:list xml:id="list1044359193" text:style-name="L8">
              <text:list-item>
                <text:p text:style-name="P32">Use of tools at various stages of target action "life cycles"—from goal setting to outcomes</text:p>
              </text:list-item>
              <text:list-item>
                <text:p text:style-name="P32">Transformation of existing activities into future activities supported with the system</text:p>
              </text:list-item>
              <text:list-item>
                <text:p text:style-name="P32">History of implementation of new technologies to support target actions</text:p>
              </text:list-item>
              <text:list-item>
                <text:p text:style-name="P32">Anticipated changes in the environment and the level of activity they directly influence (operations, actions, or activities)</text:p>
              </text:list-item>
              <text:list-item>
                <text:p text:style-name="P32">Anticipated changes of target actions after new technology is implemented</text:p>
              </text:list-item>
              <text:list-item>
                <text:p text:style-name="P32">Anticipated changes in the requirements to the system</text:p>
              </text:list-item>
            </text:list>
          </table:table-cell>
        </table:table-row>
      </table:table>
      <text:p text:style-name="P4">Source: Kaptelinin, Nardi, &amp; Macaulay, 1999</text:p>
      <text:h text:style-name="P50" text:outline-level="1">Appendix 2: Interview guide</text:h>
      <text:p text:style-name="P18">Activity: Reviewing code</text:p>
      <text:list xml:id="list1846587079" text:style-name="L9">
        <text:list-item>
          <text:p text:style-name="P33">Can you show me the last code you reviewed?</text:p>
        </text:list-item>
        <text:list-item>
          <text:p text:style-name="P33">Can you show me how the author asked you to review the code?</text:p>
        </text:list-item>
        <text:list-item>
          <text:p text:style-name="P33">Can you show me how you got access to the code to review?</text:p>
        </text:list-item>
        <text:list-item>
          <text:p text:style-name="P33">Can you show me what you did once you had access to the code?</text:p>
        </text:list-item>
        <text:list-item>
          <text:p text:style-name="P33">Did you record your feedback while reading the code?</text:p>
        </text:list-item>
        <text:list-item>
          <text:p text:style-name="P33">Did you use a checklist or anything else to decide what to look for?</text:p>
        </text:list-item>
        <text:list-item>
          <text:p text:style-name="P33">Can you show me how you gave your feedback to the author?</text:p>
        </text:list-item>
        <text:list-item>
          <text:p text:style-name="P33">Did the author follow up after you gave your feedback?</text:p>
          <text:p text:style-name="P33">Activity: Initiating a code review</text:p>
        </text:list-item>
      </text:list>
      <text:list xml:id="list1027684325" text:style-name="L10">
        <text:list-item>
          <text:p text:style-name="P34">Can you show me the last code you had reviewed?</text:p>
        </text:list-item>
        <text:list-item>
          <text:p text:style-name="P34">Why did you decide to have it reviewed?</text:p>
        </text:list-item>
        <text:list-item>
          <text:p text:style-name="P34">Did you stop working on the code while it was being reviewed?</text:p>
        </text:list-item>
        <text:list-item>
          <text:p text:style-name="P34">How did you decide who should review it?</text:p>
        </text:list-item>
        <text:list-item>
          <text:p text:style-name="P34">What did you do to make the code available to the reviewer(s)?</text:p>
        </text:list-item>
        <text:list-item>
          <text:p text:style-name="P34">Can you show me what you made available to the reviewer(s)? Did you post complete files, or snippets of code?</text:p>
        </text:list-item>
        <text:list-item>
          <text:p text:style-name="P34">Can you show me how you instructed the reviewer(s)?</text:p>
        </text:list-item>
      </text:list>
      <text:p text:style-name="P18">Activity: Acting on review feedback</text:p>
      <text:list xml:id="list60859471" text:style-name="L11">
        <text:list-item>
          <text:p text:style-name="P35">Can you show me changes that you made based on the last code review you ran?</text:p>
        </text:list-item>
        <text:list-item>
          <text:p text:style-name="P35">Can you show me any examples of feedback that you chose not to make?</text:p>
        </text:list-item>
        <text:list-item>
          <text:p text:style-name="P35">Did you tie any changes explicitly back to the review, like in your source control change logs?</text:p>
        </text:list-item>
        <text:list-item>
          <text:p text:style-name="P35">Did you follow up with the reviewer(s)?</text:p>
        </text:list-item>
      </text:list>
      <text:p text:style-name="P15"/>
      <text:p text:style-name="P18">Perspective: Goals, and actions oriented toward those goals</text:p>
      <text:list xml:id="list1020155805" text:style-name="L12">
        <text:list-item>
          <text:p text:style-name="P36">Why did you do it that way?</text:p>
        </text:list-item>
        <text:list-item>
          <text:p text:style-name="P36">Were there any other ways you could have done it?</text:p>
        </text:list-item>
      </text:list>
      <text:p text:style-name="P18">Perspective: Division of labor; rules and procedures</text:p>
      <text:list xml:id="list597462537" text:style-name="L13">
        <text:list-item>
          <text:p text:style-name="P37">Was anyone else involved in that?</text:p>
        </text:list-item>
        <text:list-item>
          <text:p text:style-name="P37">Why did you do it that way?</text:p>
        </text:list-item>
      </text:list>
      <text:p text:style-name="P18">Perspective: Learning, contradictions, and breakdowns</text:p>
      <text:list xml:id="list927422554" text:style-name="L14">
        <text:list-item>
          <text:p text:style-name="P38">Has that become easier/harder over time?</text:p>
        </text:list-item>
        <text:list-item>
          <text:p text:style-name="P38">Did you experience any problems?</text:p>
        </text:list-item>
        <text:list-item>
          <text:p text:style-name="P38">Were there any tools that helped you do that?</text:p>
        </text:list-item>
        <text:list-item>
          <text:p text:style-name="P38">Were there any other ways you could have done it?</text:p>
        </text:list-item>
      </text:list>
      <text:p text:style-name="P18">Perspective: Development</text:p>
      <text:list xml:id="list1383559128" text:style-name="L15">
        <text:list-item>
          <text:p text:style-name="P39">Can you show me any examples where you did that differently?</text:p>
        </text:list-item>
        <text:list-item>
          <text:p text:style-name="P39">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References" style:page-layout-name="Mpm4">
      <style:header>
        <text:p text:style-name="MP1">References<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Introduction" style:page-layout-name="Mpm5">
      <style:header>
        <text:p text:style-name="MP1">Introduction<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Abstract" style:page-layout-name="Mpm6">
      <style:header>
        <text:p text:style-name="MP1">Abstract<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Research" style:page-layout-name="Mpm7">
      <style:header>
        <text:p text:style-name="MP1">Research Project<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Appendix" style:page-layout-name="Mpm4">
      <style:header>
        <text:p text:style-name="MP1">Appendix<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style:master-page style:name="Acknowledgments" style:page-layout-name="Mpm8">
      <style:header>
        <text:p text:style-name="MP1">Acknowledgments<text:tab/><text:page-number text:select-page="current">72</text:page-number></text:p>
      </style:header>
      <style:footer>
        <text:p text:style-name="MP2">DRAFT <text:date style:data-style-name="N37" text:date-value="2010-11-28T22:20:44">11/28/10</text:date><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28T22:20:44</dc:date>
    <dc:creator>Randy Souza</dc:creator>
    <meta:editing-duration>PT431H38M04S</meta:editing-duration>
    <meta:editing-cycles>1518</meta:editing-cycles>
    <meta:generator>OpenOffice.org/3.2$Linux OpenOffice.org_project/320m12$Build-9483</meta:generator>
    <meta:document-statistic meta:table-count="2" meta:image-count="0" meta:object-count="0" meta:page-count="76" meta:paragraph-count="497" meta:word-count="18245" meta:character-count="124147"/>
    <meta:user-defined meta:name="Copyright">©2010 Randy Souza</meta:user-defined>
  </office:meta>
</office:document-meta>
</file>